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600000050FF8DE2B6A5ED9D7F.png" manifest:media-type="image/png"/>
  <manifest:file-entry manifest:full-path="Pictures/100033B400000A940000083C2E5A8367CA9926E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7cm, 0.11cm, 0.51cm, 0.09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99cm" svg:height="1.249cm" svg:x="0.098cm" svg:y="0.349cm">
          <draw:image xlink:href="Pictures/100033B400000A940000083C2E5A8367CA9926EB.svg" xlink:type="simple" xlink:show="embed" xlink:actuate="onLoad" draw:mime-type="image/svg+xml">
            <text:p/>
          </draw:image>
          <draw:image xlink:href="Pictures/100000010000006600000050FF8DE2B6A5ED9D7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98cm" fo:margin-bottom="0.098cm" fo:margin-left="0.098cm" fo:margin-right="0.098cm" fo:page-width="2.708cm" fo:page-height="2.1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7T20:14:39.570127870</dc:date>
    <meta:editing-duration>PT4M11S</meta:editing-duration>
    <meta:editing-cycles>1</meta:editing-cycles>
    <meta:document-statistic meta:object-count="1"/>
    <meta:generator>LibreOffice/7.3.7.2$Linux_X86_64 LibreOffice_project/30$Build-2</meta:generator>
  </office:meta>
</office:document-meta>
</file>